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57.591cm" style:use-optimal-column-width="false"/>
    </style:style>
    <style:style style:name="co2" style:family="table-column">
      <style:table-column-properties style:column-width="50.94cm" style:use-optimal-column-width="false"/>
    </style:style>
    <style:style style:name="ro1" style:family="table-row">
      <style:table-row-properties style:row-height="19.091cm" style:use-optimal-row-height="false"/>
    </style:style>
    <style:style style:name="ro2" style:family="table-row">
      <style:table-row-properties style:row-height="28.536cm" style:use-optimal-row-height="false"/>
    </style:style>
    <style:style style:name="ce1" style:family="table-cell">
      <loext:graphic-properties draw:textarea-vertical-align="middle" style:writing-mode="rl-tb"/>
      <style:paragraph-properties fo:margin-left="1.499cm" fo:margin-right="1.499cm" fo:margin-top="1.499cm" fo:margin-bottom="1.499cm" fo:text-align="center" fo:text-indent="0cm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ce2" style:family="table-cell">
      <loext:graphic-properties draw:textarea-vertical-align="middle" style:writing-mode="rl-tb"/>
      <style:paragraph-properties fo:margin-left="1.499cm" fo:margin-right="1.499cm" fo:margin-top="1.499cm" fo:margin-bottom="1.499cm" fo:text-align="justify" fo:text-indent="0cm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ce3" style:family="table-cell">
      <loext:graphic-properties draw:textarea-horizontal-align="justify" draw:textarea-vertical-align="middle" style:writing-mode="rl-tb"/>
      <style:paragraph-properties fo:margin-left="1.499cm" fo:margin-right="1.499cm" fo:margin-top="1.499cm" fo:margin-bottom="1.499cm" fo:text-align="justify" fo:text-indent="0cm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1" style:family="paragraph">
      <style:paragraph-properties fo:margin-left="1.499cm" fo:margin-right="1.499cm" fo:margin-top="1.499cm" fo:margin-bottom="1.499cm" fo:text-align="center" fo:text-indent="0cm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2" style:family="paragraph">
      <style:paragraph-properties fo:margin-left="1.499cm" fo:margin-right="1.499cm" fo:margin-top="1.499cm" fo:margin-bottom="1.499cm" fo:text-align="justify" fo:text-indent="0cm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T1" style:family="text">
      <style:text-properties style:font-name="Alvi Nastaleeq" fo:font-size="200pt" style:font-name-asian="Liberation Sans1" style:font-size-asian="200pt" style:font-name-complex="Alvi Nastaleeq" style:font-size-complex="200pt"/>
    </style:style>
    <style:style style:name="T2" style:family="text">
      <style:text-properties style:use-window-font-color="true" loext:opacity="0%" style:font-name="Alvi Nastaleeq" fo:font-size="200pt" style:letter-kerning="true" style:font-name-asian="Liberation Sans1" style:font-size-asian="200pt" style:font-name-complex="Alvi Nastaleeq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08.53cm" svg:height="104.899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 text:style-name="P1"><text:span text:style-name="T1">ہم سے پوچھا کہ کیا ضروری ہے</text:span><text:span text:style-name="T1"><text:line-break/></text:span><text:span text:style-name="T1">کہہ دیا مرتضی ضروری ہے</text:span></text:p>
              </table:table-cell>
              <table:covered-table-cell/>
            </table:table-row>
            <table:table-row table:style-name="ro1" table:default-cell-style-name="ce2">
              <table:table-cell>
                <text:p text:style-name="P2"><text:span text:style-name="T1">حُکم خالق سے کہہ رہے ہیں رسول</text:span><text:span text:style-name="T1"><text:line-break/></text:span><text:span text:style-name="T1">مرتضیٰ کی وِلا ضروری ہے</text:span></text:p>
              </table:table-cell>
              <table:table-cell>
                <text:p text:style-name="P2"><text:span text:style-name="T1">ہے ثنائے علی، ثنائے خدا</text:span><text:span text:style-name="T1"><text:line-break/></text:span><text:span text:style-name="T1">اور خدا کی ثناء ضروری ہے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1">ہم کو مولا کی ہو گئی زیارت</text:span><text:span text:style-name="T1"><text:line-break/></text:span><text:span text:style-name="T1">قبر میں اور کیا ضروری ہے</text:span></text:p>
              </table:table-cell>
              <table:table-cell>
                <text:p text:style-name="P2"><text:span text:style-name="T1">بولے میثم زباں رہے نہ رہے</text:span><text:span text:style-name="T1"><text:line-break/></text:span><text:span text:style-name="T1">یا علیؑ کی صدا ضروری ہے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1">شمس لازم ہے ایسے ذکرِ علی</text:span><text:span text:style-name="T1"><text:line-break/></text:span><text:span text:style-name="T1">جیسے آب و ہوا ضروری ہے</text:span></text:p>
              </table:table-cell>
              <table:table-cell>
                <text:p text:style-name="P2"><text:span text:style-name="T1">آلِ احمد کا کون دشمن ہے</text:span><text:span text:style-name="T1"><text:line-break/></text:span><text:span text:style-name="T1">یہ بتانا بڑا ضروری ہے</text:span></text:p>
              </table:table-cell>
            </table:table-row>
            <table:table-row table:style-name="ro2">
              <table:table-cell table:style-name="ce3">
                <text:p text:style-name="P2"><text:span text:style-name="T2">شمس لازم ہے ایسے ذکرِ علی</text:span><text:span text:style-name="T2"><text:line-break/></text:span><text:span text:style-name="T2">جیسے آب و ہوا </text:span><text:span text:style-name="T1">ضروری ہے</text:span></text:p>
              </table:table-cell>
              <table:table-cell table:style-name="ce2">
                <text:p text:style-name="P2"><text:span text:style-name="T1">بھیجنے کو زمین پر عباس</text:span><text:span text:style-name="T1"><text:line-break/></text:span><text:span text:style-name="T1">مرتضیٰ کی دعا ضروری ہے</text:span><text:span text:style-name="T1"><text:line-break/></text:span><text:span text:style-name="T1">فاطمه کی دعا ضروری ہے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Tahoma" style:font-family-complex="Tahoma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108.534cm" fo:page-height="104.90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13T04:50:02.762387600</meta:creation-date>
    <dc:date>2025-12-11T22:27:17.486343600</dc:date>
    <meta:editing-duration>PT1H17M51S</meta:editing-duration>
    <meta:editing-cycles>22</meta:editing-cycles>
    <meta:generator>LibreOffice/25.8.3.2$Windows_X86_64 LibreOffice_project/8ca8d55c161d602844f5428fa4b58097424e324e</meta:generator>
    <meta:document-statistic meta:object-count="1"/>
  </office:meta>
</office:document-meta>
</file>